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states_def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table:style-name="Default"/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table:style-name="Default"/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table:style-name="Default"/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 office:value-type="string" calcext:value-type="string">
            <text:p>object</text:p>
          </table:table-cell>
          <table:table-cell table:style-name="Default"/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 office:value-type="string" calcext:value-type="string">
            <text:p>st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nameHash</text:p>
          </table:table-cell>
          <table:table-cell office:value-type="string" calcext:value-type="string">
            <text:p>int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22:27:46.64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2:24:21.794000000</meta:creation-date>
    <dc:date>2017-02-02T00:27:09.932000000</dc:date>
    <meta:editing-duration>PT1H49M20S</meta:editing-duration>
    <meta:editing-cycles>5</meta:editing-cycles>
    <meta:generator>LibreOffice/5.2.5.1$Windows_x86 LibreOffice_project/0312e1a284a7d50ca85a365c316c7abbf20a4d22</meta:generator>
    <meta:document-statistic meta:table-count="8" meta:cell-count="5788" meta:object-count="0"/>
  </office:meta>
</office:document-meta>
</file>